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c2fc"/>
    </style:style>
    <style:style style:name="T2" style:family="text">
      <style:text-properties style:text-underline-style="solid" style:text-underline-type="double" style:text-underline-width="auto" style:text-underline-color="font-color" officeooo:rsid="000dc2fc"/>
    </style:style>
    <style:style style:name="T3" style:family="text">
      <style:text-properties style:text-underline-style="none" officeooo:rsid="000dc2fc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フォーム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Box1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as-char" draw:z-index="0" draw:name="シェイプ1" draw:style-name="gr1" draw:text-style-name="P1" svg:width="2.955cm" svg:height="1.17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07:50:06.409201364</meta:creation-date>
    <dc:date>2018-08-12T07:58:28.146395132</dc:date>
    <meta:editing-duration>PT2M44S</meta:editing-duration>
    <meta:editing-cycles>3</meta:editing-cycles>
    <meta:generator>LibreOffice/6.0.6.1$Linux_X86_64 LibreOffice_project/00m0$Build-1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